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508in"/>
    </style:style>
    <style:style style:name="co2" style:family="table-column">
      <style:table-column-properties fo:break-before="auto" style:column-width="0.3181in"/>
    </style:style>
    <style:style style:name="co3" style:family="table-column">
      <style:table-column-properties fo:break-before="auto" style:column-width="3.4291in"/>
    </style:style>
    <style:style style:name="co4" style:family="table-column">
      <style:table-column-properties fo:break-before="auto" style:column-width="3.6646in"/>
    </style:style>
    <style:style style:name="co5" style:family="table-column">
      <style:table-column-properties fo:break-before="auto" style:column-width="3.3047in"/>
    </style:style>
    <style:style style:name="co6" style:family="table-column">
      <style:table-column-properties fo:break-before="auto" style:column-width="3.7063in"/>
    </style:style>
    <style:style style:name="co7" style:family="table-column">
      <style:table-column-properties fo:break-before="auto" style:column-width="0.172in"/>
    </style:style>
    <style:style style:name="co8" style:family="table-column">
      <style:table-column-properties fo:break-before="auto" style:column-width="2.0744in"/>
    </style:style>
    <style:style style:name="co9" style:family="table-column">
      <style:table-column-properties fo:break-before="auto" style:column-width="2.028in"/>
    </style:style>
    <style:style style:name="co10" style:family="table-column">
      <style:table-column-properties fo:break-before="auto" style:column-width="2.0665in"/>
    </style:style>
    <style:style style:name="co11" style:family="table-column">
      <style:table-column-properties fo:break-before="auto" style:column-width="2.2319in"/>
    </style:style>
    <style:style style:name="co12" style:family="table-column">
      <style:table-column-properties fo:break-before="auto" style:column-width="2.0043in"/>
    </style:style>
    <style:style style:name="co13" style:family="table-column">
      <style:table-column-properties fo:break-before="auto" style:column-width="0.8925in"/>
    </style:style>
    <style:style style:name="ro1" style:family="table-row">
      <style:table-row-properties style:row-height="0.2098in" fo:break-before="auto" style:use-optimal-row-height="true"/>
    </style:style>
    <style:style style:name="ro2" style:family="table-row">
      <style:table-row-properties style:row-height="0.8654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" style:family="table-cell" style:parent-style-name="Default">
      <style:table-cell-properties fo:background-color="#e6e6e6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dc23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00b8ff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3deb3d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33cc66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table:style-name="ce1"/>
          <table:table-cell/>
          <table:table-cell table:style-name="ce8" office:value-type="string">
            <text:p>Federated Suns</text:p>
          </table:table-cell>
          <table:table-cell table:style-name="ce9" office:value-type="string">
            <text:p>Draconis Combine</text:p>
          </table:table-cell>
          <table:table-cell table:style-name="ce10" office:value-type="string">
            <text:p>Lyran Alliance</text:p>
          </table:table-cell>
          <table:table-cell table:style-name="ce11" office:value-type="string">
            <text:p>Free Worlds League</text:p>
          </table:table-cell>
          <table:table-cell table:style-name="ce12" office:value-type="string">
            <text:p>Capellan Confederation</text:p>
          </table:table-cell>
          <table:table-cell table:style-name="ce13"/>
          <table:table-cell table:style-name="ce16" office:value-type="string">
            <text:p>Clan Wolf</text:p>
          </table:table-cell>
          <table:table-cell table:style-name="ce8" office:value-type="string">
            <text:p>Clan Hell's Horses</text:p>
          </table:table-cell>
          <table:table-cell table:style-name="ce17" office:value-type="string">
            <text:p>Clan Ghost Bear</text:p>
          </table:table-cell>
          <table:table-cell table:style-name="ce18" office:value-type="string">
            <text:p>Clan Jade Falcon</text:p>
          </table:table-cell>
          <table:table-cell table:style-name="ce19" office:value-type="string">
            <text:p>Clan Smoke Jaguar</text:p>
          </table:table-cell>
          <table:table-cell table:style-name="ce1" table:number-columns-repeated="1011"/>
        </table:table-row>
        <table:table-row table:style-name="ro2">
          <table:table-cell table:style-name="ce2"/>
          <table:table-cell table:style-name="ce6"/>
          <table:table-cell table:style-name="ce2" office:value-type="string">
            <text:p>Most powerful Inner Sphere faction,</text:p>
            <text:p>with a heavy love for autocannons and jumpjets.</text:p>
          </table:table-cell>
          <table:table-cell table:style-name="ce2" office:value-type="string">
            <text:p>Japanese-inspired faction, with a love of PPCs and</text:p>
            <text:p>MRMs.</text:p>
          </table:table-cell>
          <table:table-cell table:style-name="ce2" office:value-type="string">
            <text:p>Very similar to Federated Suns (in fact</text:p>
            <text:p>Lyran Commonwealth merged with</text:p>
            <text:p>Federated Suns at one point). Likes</text:p>
            <text:p>Gauss rifles and ECM? </text:p>
          </table:table-cell>
          <table:table-cell table:style-name="ce2" office:value-type="string">
            <text:p>The weakest faction militarily with a</text:p>
            <text:p>Heavy emphasis on vehicles as a result.</text:p>
          </table:table-cell>
          <table:table-cell table:style-name="ce2" office:value-type="string">
            <text:p>Quasi-Chinese style faction with a</text:p>
            <text:p>Love for Stealth and LRMs.</text:p>
          </table:table-cell>
          <table:table-cell table:style-name="ce14"/>
          <table:table-cell table:style-name="ce2" table:number-columns-repeated="1016"/>
        </table:table-row>
        <table:table-row table:style-name="ro1">
          <table:table-cell office:value-type="string">
            <text:p>Locust</text:p>
          </table:table-cell>
          <table:table-cell office:value-type="float" office:value="20">
            <text:p>20</text:p>
          </table:table-cell>
          <table:table-cell office:value-type="string">
            <text:p>LCT-3D (LRM-5s)</text:p>
          </table:table-cell>
          <table:table-cell/>
          <table:table-cell office:value-type="string">
            <text:p>LCT-3S (SSRM-2s)</text:p>
          </table:table-cell>
          <table:table-cell office:value-type="string">
            <text:p>LCT-3M (as current)</text:p>
          </table:table-cell>
          <table:table-cell office:value-type="string">
            <text:p>LCT-1L (superfast)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Flea</text:p>
          </table:table-cell>
          <table:table-cell office:value-type="float" office:value="20">
            <text:p>20</text:p>
          </table:table-cell>
          <table:table-cell table:number-columns-repeated="4"/>
          <table:table-cell office:value-type="string">
            <text:p>FLE-17 (current MPLs)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Raptor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TX1-O (LRM-5s)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Commando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COM-2D (SRM6+SRM4)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COM-5S (SRM6+SSRM2)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Dart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DRT-3S (3xSPL)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Osiris</text:p>
          </table:table-cell>
          <table:table-cell office:value-type="float" office:value="30">
            <text:p>30</text:p>
          </table:table-cell>
          <table:table-cell office:value-type="string">
            <text:p>OSR-3D (MBL+SRM6+JJ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OSR-4D (++JJ, MPL)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Razorback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RZK-9S (ERLBL+SSRM4)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RZK-9T (ERPPC + ERMBL)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Urbanmech</text:p>
          </table:table-cell>
          <table:table-cell office:value-type="float" office:value="30">
            <text:p>30</text:p>
          </table:table-cell>
          <table:table-cell table:number-columns-repeated="4"/>
          <table:table-cell office:value-type="string">
            <text:p>UM-R60 (AC10)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Wolfhound</text:p>
          </table:table-cell>
          <table:table-cell office:value-type="float" office:value="35">
            <text:p>35</text:p>
          </table:table-cell>
          <table:table-cell table:style-name="ce4" table:number-columns-repeated="2"/>
          <table:table-cell table:style-name="ce4" office:value-type="string">
            <text:p>WLF-2 (ERLBL+4xMBL)</text:p>
          </table:table-cell>
          <table:table-cell table:style-name="ce4" table:number-columns-repeated="1019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Stiletto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STO-4A (SSRM4+LRM5)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STO-4B (ERLBL+2xERMBL)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STO-6X (4xERMBL+BAP)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Raven</text:p>
          </table:table-cell>
          <table:table-cell office:value-type="float" office:value="35">
            <text:p>35</text:p>
          </table:table-cell>
          <table:table-cell table:number-columns-repeated="4"/>
          <table:table-cell office:value-type="string">
            <text:p>RVN-3L (EWAR)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Night Hawk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NTK-2Q (2xLBL+MPL)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NTK-2S (2xLBL+ECM/BAP)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Talon</text:p>
          </table:table-cell>
          <table:table-cell office:value-type="float" office:value="35">
            <text:p>35</text:p>
          </table:table-cell>
          <table:table-cell office:value-type="string">
            <text:p>TLN-5Z (2xERLBL)</text:p>
          </table:table-cell>
          <table:table-cell/>
          <table:table-cell office:value-type="string">
            <text:p>TLN-5W (ERPPC+2xMBL)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Panther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PNT-12A (LBL+MPL+SSRM4)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Hollander</text:p>
          </table:table-cell>
          <table:table-cell office:value-type="float" office:value="35">
            <text:p>35</text:p>
          </table:table-cell>
          <table:table-cell office:value-type="string">
            <text:p>BZK-G1 (LBX10,2xMBL)</text:p>
          </table:table-cell>
          <table:table-cell/>
          <table:table-cell office:value-type="string">
            <text:p>BZK-F3 (Gauss)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>
            <text:p>BZK-F7 (Heavy Gauss)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Jenner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JR7-D (4xMBL+SRM4)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table:style-name="ce4" office:value-type="string">
            <text:p>Daimyo</text:p>
          </table:table-cell>
          <table:table-cell office:value-type="float" office:value="40">
            <text:p>40</text:p>
          </table:table-cell>
          <table:table-cell table:style-name="ce4"/>
          <table:table-cell table:style-name="ce4" office:value-type="string">
            <text:p>DMO-1K (ERPPC,SRM6,2xMBL)</text:p>
          </table:table-cell>
          <table:table-cell table:style-name="ce4" table:number-columns-repeated="1020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3">
          <table:table-cell table:style-name="ce4" office:value-type="string">
            <text:p>Chimera</text:p>
          </table:table-cell>
          <table:table-cell office:value-type="float" office:value="40">
            <text:p>40</text:p>
          </table:table-cell>
          <table:table-cell table:style-name="ce4" office:value-type="string">
            <text:p>CMA-1S (ERLBL/ERMBL/MRM20/MG+JJ)</text:p>
          </table:table-cell>
          <table:table-cell table:number-columns-repeated="2" table:style-name="ce4" office:value-type="string">
            <text:p>CMA-1S (ERLBL/ERMBL/MRM20/MG)</text:p>
          </table:table-cell>
          <table:table-cell table:style-name="ce4" table:number-columns-repeated="1019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Vindicator</text:p>
          </table:table-cell>
          <table:table-cell office:value-type="float" office:value="45">
            <text:p>45</text:p>
          </table:table-cell>
          <table:table-cell table:number-columns-repeated="4"/>
          <table:table-cell office:value-type="string">
            <text:p>VND-3L (ERPPC+LRM5+JJ)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1">
          <table:table-cell office:value-type="string">
            <text:p>Hellspawn</text:p>
          </table:table-cell>
          <table:table-cell office:value-type="float" office:value="45">
            <text:p>45</text:p>
          </table:table-cell>
          <table:table-cell office:value-type="string">
            <text:p>HSN-7D (3xMPL+LRM10+ECM)</text:p>
          </table:table-cell>
          <table:table-cell table:number-columns-repeated="5"/>
          <table:table-cell table:style-name="ce3" table:number-columns-repeated="1016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3">
          <table:table-cell office:value-type="string">
            <text:p>Blackjack</text:p>
          </table:table-cell>
          <table:table-cell office:value-type="float" office:value="45">
            <text:p>45</text:p>
          </table:table-cell>
          <table:table-cell office:value-type="string">
            <text:p>BJ-2 (2xERLBL,4xSSRM2,JJ)</text:p>
          </table:table-cell>
          <table:table-cell table:number-columns-repeated="3"/>
          <table:table-cell office:value-type="string">
            <text:p>BJ-3 (2xPPC+4xMBL)</text:p>
          </table:table-cell>
          <table:table-cell/>
          <table:table-cell table:style-name="ce3" table:number-columns-repeated="1016"/>
        </table:table-row>
        <table:table-row table:style-name="ro3">
          <table:table-cell table:number-columns-repeated="2"/>
          <table:table-cell office:value-type="string">
            <text:p>BJ-4 (2xAC5+2xERMBL,JJ)</text:p>
          </table:table-cell>
          <table:table-cell table:number-columns-repeated="5"/>
          <table:table-cell table:style-name="ce3" table:number-columns-repeated="1016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table:style-name="ce4" office:value-type="string">
            <text:p>Uziel</text:p>
          </table:table-cell>
          <table:table-cell office:value-type="float" office:value="50">
            <text:p>50</text:p>
          </table:table-cell>
          <table:table-cell table:style-name="ce4" table:number-columns-repeated="2"/>
          <table:table-cell table:style-name="ce4" office:value-type="string">
            <text:p>UZL-2S (2xPPC,SRM6,BAP)</text:p>
          </table:table-cell>
          <table:table-cell table:style-name="ce4"/>
          <table:table-cell table:style-name="ce4" office:value-type="string">
            <text:p>UZL-8S (SSRM6,2xMPL,ECM)</text:p>
          </table:table-cell>
          <table:table-cell table:style-name="ce4" table:number-columns-repeated="1017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Enfield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Enforcer</text:p>
          </table:table-cell>
          <table:table-cell office:value-type="float" office:value="50">
            <text:p>50</text:p>
          </table:table-cell>
          <table:table-cell table:style-name="ce4" office:value-type="string">
            <text:p>ENF-4R (AC10+LBL,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3">
          <table:table-cell table:style-name="ce4"/>
          <table:table-cell/>
          <table:table-cell table:style-name="ce4" office:value-type="string">
            <text:p>ENF-5D (LBX10+ERLBL,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Centurion</text:p>
          </table:table-cell>
          <table:table-cell office:value-type="float" office:value="50">
            <text:p>50</text:p>
          </table:table-cell>
          <table:table-cell office:value-type="string">
            <text:p>CN9-D (LBX10+LRM10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CN9-D3D (Lgauss,MASC)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3">
          <table:table-cell office:value-type="string">
            <text:p>Hunchback</text:p>
          </table:table-cell>
          <table:table-cell office:value-type="float" office:value="50">
            <text:p>50</text:p>
          </table:table-cell>
          <table:table-cell office:value-type="string">
            <text:p>HBK-4G (AC20, 2xMBL,SBL)</text:p>
          </table:table-cell>
          <table:table-cell/>
          <table:table-cell office:value-type="string">
            <text:p>HBK-5S (LBX20,2xMPL,SPL)</text:p>
          </table:table-cell>
          <table:table-cell office:value-type="string">
            <text:p>HBK-5M (AC20,2xMBL,SPL,bad ammo)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>
            <text:p>HBK-4P (8xMBL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Dervish</text:p>
          </table:table-cell>
          <table:table-cell office:value-type="float" office:value="55">
            <text:p>55</text:p>
          </table:table-cell>
          <table:table-cell table:style-name="ce4" office:value-type="string">
            <text:p>DV-8D (2xLRM15+4xERMBL,JJ)</text:p>
          </table:table-cell>
          <table:table-cell table:style-name="ce4" table:number-columns-repeated="4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Bushwacker</text:p>
          </table:table-cell>
          <table:table-cell office:value-type="float" office:value="55">
            <text:p>55</text:p>
          </table:table-cell>
          <table:table-cell office:value-type="string">
            <text:p>BSW-X1 (AC10+ERLBL+LRM10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BSW-S2 (LBX10+ERLBL+2xSRM4)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3">
          <table:table-cell office:value-type="string">
            <text:p>Gladiator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GLD-4R (PPC, SRM6, 2xMBL)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table:style-name="ce4" office:value-type="string">
            <text:p>Quickdraw</text:p>
          </table:table-cell>
          <table:table-cell office:value-type="float" office:value="60">
            <text:p>60</text:p>
          </table:table-cell>
          <table:table-cell table:style-name="ce4" table:number-columns-repeated="3"/>
          <table:table-cell table:style-name="ce4" office:value-type="string">
            <text:p>QKD-5M (LRM10,4xMBL,SRM4)</text:p>
          </table:table-cell>
          <table:table-cell table:style-name="ce4" table:number-columns-repeated="1018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Argus</text:p>
          </table:table-cell>
          <table:table-cell office:value-type="float" office:value="60">
            <text:p>60</text:p>
          </table:table-cell>
          <table:table-cell table:style-name="ce4" office:value-type="string">
            <text:p>AGS-4D (RAC5,LRM10,2xERMBL)</text:p>
          </table:table-cell>
          <table:table-cell table:style-name="ce4" table:number-columns-repeated="1021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Dragon</text:p>
          </table:table-cell>
          <table:table-cell office:value-type="float" office:value="60">
            <text:p>60</text:p>
          </table:table-cell>
          <table:table-cell table:style-name="ce4"/>
          <table:table-cell table:style-name="ce4" office:value-type="string">
            <text:p>DRG-7N (AC5,Gauss,MRM10)</text:p>
          </table:table-cell>
          <table:table-cell table:style-name="ce4" table:number-columns-repeated="3"/>
          <table:table-cell/>
          <table:table-cell table:style-name="ce4" table:number-columns-repeated="1016"/>
        </table:table-row>
        <table:table-row table:style-name="ro3">
          <table:table-cell table:style-name="ce4"/>
          <table:table-cell/>
          <table:table-cell table:style-name="ce4"/>
          <table:table-cell table:style-name="ce4" office:value-type="string">
            <text:p>DRG-5K (ERPPC,LRM-10+3xMBL)</text:p>
          </table:table-cell>
          <table:table-cell table:style-name="ce4" table:number-columns-repeated="3"/>
          <table:table-cell/>
          <table:table-cell table:style-name="ce4" table:number-columns-repeated="1016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table:style-name="ce4" office:value-type="string">
            <text:p>Catapult</text:p>
          </table:table-cell>
          <table:table-cell office:value-type="float" office:value="65">
            <text:p>65</text:p>
          </table:table-cell>
          <table:table-cell table:style-name="ce4"/>
          <table:table-cell table:style-name="ce4" office:value-type="string">
            <text:p>CPLT-K5 (2xMRM-30,2xMPL)</text:p>
          </table:table-cell>
          <table:table-cell table:style-name="ce4" table:number-columns-repeated="2"/>
          <table:table-cell table:style-name="ce4" office:value-type="string">
            <text:p>CPLT-C4 (2xLRM20,SBLs)</text:p>
          </table:table-cell>
          <table:table-cell table:style-name="ce4" table:number-columns-repeated="1017"/>
        </table:table-row>
        <table:table-row table:style-name="ro3">
          <table:table-cell table:style-name="ce4"/>
          <table:table-cell/>
          <table:table-cell table:style-name="ce4"/>
          <table:table-cell table:style-name="ce4" office:value-type="string">
            <text:p>CPLT-K2 (2xPPC,2xMBL)</text:p>
          </table:table-cell>
          <table:table-cell table:style-name="ce4" table:number-columns-repeated="2"/>
          <table:table-cell table:style-name="ce4" office:value-type="string">
            <text:p>CPLT-C3 (Arrow IV, 4xMBL)</text:p>
          </table:table-cell>
          <table:table-cell table:style-name="ce4" table:number-columns-repeated="1017"/>
        </table:table-row>
        <table:table-row table:style-name="ro3">
          <table:table-cell table:style-name="ce4"/>
          <table:table-cell/>
          <table:table-cell table:style-name="ce4"/>
          <table:table-cell table:style-name="ce4" office:value-type="string">
            <text:p>CTPL-C1 (2xLRM15,4xMBL)</text:p>
          </table:table-cell>
          <table:table-cell table:style-name="ce4" table:number-columns-repeated="1020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Jagermech</text:p>
          </table:table-cell>
          <table:table-cell office:value-type="float" office:value="65">
            <text:p>65</text:p>
          </table:table-cell>
          <table:table-cell office:value-type="string">
            <text:p>JM6-DD (2xUAC5/AC2/MPL)</text:p>
          </table:table-cell>
          <table:table-cell office:value-type="string">
            <text:p>JM7-D (2xUAC5/ERLBL/MPL)</text:p>
          </table:table-cell>
          <table:table-cell table:number-columns-repeated="4"/>
          <table:table-cell table:style-name="ce3" table:number-columns-repeated="1016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table:style-name="ce4" office:value-type="string">
            <text:p>Archer</text:p>
          </table:table-cell>
          <table:table-cell/>
          <table:table-cell table:style-name="ce4" office:value-type="string">
            <text:p>ARC-2R (2xLRM20,4xMBL)</text:p>
          </table:table-cell>
          <table:table-cell table:style-name="ce4"/>
          <table:table-cell table:style-name="ce4" office:value-type="string">
            <text:p>ARC-4M (2xLRM20,4xMBL)</text:p>
          </table:table-cell>
          <table:table-cell table:style-name="ce4"/>
          <table:table-cell table:style-name="ce4" office:value-type="string">
            <text:p>ARC-7L (2xLRM20/ERMBL,ECM,JJ)</text:p>
          </table:table-cell>
          <table:table-cell table:style-name="ce4" table:number-columns-repeated="1017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3">
          <table:table-cell office:value-type="string">
            <text:p>Caesar</text:p>
          </table:table-cell>
          <table:table-cell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3S (Gauss+PPC+ECM)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Cataphract</text:p>
          </table:table-cell>
          <table:table-cell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4L (Gauss+ERPPC+ECM)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7"/>
          <table:table-cell table:style-name="ce3" table:number-columns-repeated="5"/>
          <table:table-cell/>
          <table:table-cell table:style-name="ce3" table:number-columns-repeated="1016"/>
        </table:table-row>
        <table:table-row table:style-name="ro1">
          <table:table-cell office:value-type="string">
            <text:p>Warhammer</text:p>
          </table:table-cell>
          <table:table-cell office:value-type="float" office:value="70">
            <text:p>70</text:p>
          </table:table-cell>
          <table:table-cell table:number-columns-repeated="5" office:value-type="string">
            <text:p>WHM-6R (2xPPC+SRM6)</text:p>
          </table:table-cell>
          <table:table-cell/>
          <table:table-cell table:style-name="ce3" table:number-columns-repeated="1016"/>
        </table:table-row>
        <table:table-row table:style-name="ro3">
          <table:table-cell table:number-columns-repeated="4"/>
          <table:table-cell office:value-type="string">
            <text:p>WHM-6D (-SRM+Armor)</text:p>
          </table:table-cell>
          <table:table-cell/>
          <table:table-cell office:value-type="string">
            <text:p>WHM-4L (ERPPC+SSRM+MPL)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3">
          <table:table-cell office:value-type="string">
            <text:p>Avatar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AV-1O (LBX10+LRM20+MBL/MPL)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1">
          <table:table-cell table:style-name="ce4" office:value-type="string">
            <text:p>Hammerhands</text:p>
          </table:table-cell>
          <table:table-cell office:value-type="float" office:value="75">
            <text:p>75</text:p>
          </table:table-cell>
          <table:table-cell table:style-name="ce4" office:value-type="string">
            <text:p>HMH-5D (2xAC10/ERMBL,JJ)</text:p>
          </table:table-cell>
          <table:table-cell table:style-name="ce4" table:number-columns-repeated="1021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1">
          <table:table-cell office:value-type="string">
            <text:p>Penetrator</text:p>
          </table:table-cell>
          <table:table-cell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1">
          <table:table-cell office:value-type="string">
            <text:p>Thanatos</text:p>
          </table:table-cell>
          <table:table-cell office:value-type="float" office:value="75">
            <text:p>75</text:p>
          </table:table-cell>
          <table:table-cell office:value-type="string">
            <text:p>TNS-4S (LBL,MRM20,3xERMBL,ECM,JJ)</text:p>
          </table:table-cell>
          <table:table-cell/>
          <table:table-cell office:value-type="string">
            <text:p>TNS-4S (LBL,MRM20,3xERMBL,ECM)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3">
          <table:table-cell office:value-type="string">
            <text:p>Awesome</text:p>
          </table:table-cell>
          <table:table-cell office:value-type="float" office:value="80">
            <text:p>80</text:p>
          </table:table-cell>
          <table:table-cell table:number-columns-repeated="3"/>
          <table:table-cell office:value-type="string">
            <text:p>AWS-8Q (3xPPC)</text:p>
          </table:table-cell>
          <table:table-cell table:number-columns-repeated="1018"/>
        </table:table-row>
        <table:table-row table:style-name="ro3">
          <table:table-cell table:number-columns-repeated="5"/>
          <table:table-cell office:value-type="string">
            <text:p>AWS-9M (3xERPPC, SSRM4)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3">
          <table:table-cell office:value-type="string">
            <text:p>Longbow</text:p>
          </table:table-cell>
          <table:table-cell office:value-type="float" office:value="85">
            <text:p>85</text:p>
          </table:table-cell>
          <table:table-cell office:value-type="string">
            <text:p>LGB-7Q (2xLRM20/LRM5/MBL)</text:p>
          </table:table-cell>
          <table:table-cell table:number-columns-repeated="2"/>
          <table:table-cell office:value-type="string">
            <text:p>LGB-0C (2xLRM20/MBL)</text:p>
          </table:table-cell>
          <table:table-cell office:value-type="string">
            <text:p>LGB-12V (2xLRM20/LRM15/ERSBL)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3">
          <table:table-cell office:value-type="string">
            <text:p>Mauler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MAL-1R (2xERLBL/LRM15+4xAC2)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1">
          <table:table-cell office:value-type="string">
            <text:p>Akuma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AKU-1x (ERPPC,MRM-30,LBX10,2xSSRM)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3">
          <table:table-cell office:value-type="string">
            <text:p>Sunder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3">
          <table:table-cell office:value-type="string">
            <text:p>Devastator</text:p>
          </table:table-cell>
          <table:table-cell office:value-type="float" office:value="100">
            <text:p>100</text:p>
          </table:table-cell>
          <table:table-cell office:value-type="string">
            <text:p>DVS-2 (2xGauss/PPC+4xMBL)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3">
          <table:table-cell office:value-type="string">
            <text:p>Fafnir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1">
          <table:table-cell office:value-type="string">
            <text:p>Atlas</text:p>
          </table:table-cell>
          <table:table-cell office:value-type="float" office:value="100">
            <text:p>100</text:p>
          </table:table-cell>
          <table:table-cell office:value-type="string">
            <text:p>AS7-S (AC20/4xMBL/SRM6/LRM20/2xSSRM2)</text:p>
          </table:table-cell>
          <table:table-cell office:value-type="string">
            <text:p>AS7-K (Gauss,2xERLBL,LRM-20,AMS)</text:p>
          </table:table-cell>
          <table:table-cell office:value-type="string">
            <text:p>AS7-S2 (HvyGauss,2xERLBL,LRM-15,ECM)</text:p>
          </table:table-cell>
          <table:table-cell office:value-type="string">
            <text:p>AS7-D (AC20/SRM6/LRM20/4xMBL)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7"/>
          <table:table-cell table:style-name="ce3" table:number-columns-repeated="1022"/>
        </table:table-row>
        <table:table-row table:style-name="ro3" table:number-rows-repeated="10484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5/21/2015</text:date>, <text:time>21:1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5-21T21:11:31.41</dc:date>
    <meta:editing-duration>PT5H52M29S</meta:editing-duration>
    <meta:editing-cycles>5</meta:editing-cycles>
    <meta:generator>OpenOffice.org/3.4$Win32 OpenOffice.org_project/340m1$Build-9590</meta:generator>
    <meta:document-statistic meta:table-count="3" meta:cell-count="211" meta:object-count="0"/>
  </office:meta>
</office:document-meta>
</file>